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3846in"/>
    </style:style>
    <style:style style:name="co17" style:family="table-column">
      <style:table-column-properties fo:break-before="auto" style:column-width="5.9409in"/>
    </style:style>
    <style:style style:name="co23" style:family="table-column">
      <style:table-column-properties fo:break-before="auto" style:column-width="0.7236in"/>
    </style:style>
    <style:style style:name="co2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0.7909in"/>
    </style:style>
    <style:style style:name="co22" style:family="table-column">
      <style:table-column-properties fo:break-before="auto" style:column-width="0.8909in"/>
    </style:style>
    <style:style style:name="co1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8" style:family="table-column">
      <style:table-column-properties fo:break-before="auto" style:column-width="2.2661in"/>
    </style:style>
    <style:style style:name="co19" style:family="table-column">
      <style:table-column-properties fo:break-before="auto" style:column-width="2.6165in"/>
    </style:style>
    <style:style style:name="co20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2484in"/>
    </style:style>
    <style:style style:name="co31" style:family="table-column">
      <style:table-column-properties fo:break-before="auto" style:column-width="2.2563in"/>
    </style:style>
    <style:style style:name="co32" style:family="table-column">
      <style:table-column-properties fo:break-before="auto" style:column-width="1.4299in"/>
    </style:style>
    <style:style style:name="co33" style:family="table-column">
      <style:table-column-properties fo:break-before="auto" style:column-width="1.7827in"/>
    </style:style>
    <style:style style:name="ro10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3311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fo:wrap-option="wrap" style:vertical-align="middle"/>
      <style:text-properties style:font-name="Arial" fo:font-size="10pt"/>
    </style:style>
    <style:style style:name="ce61" style:family="table-cell" style:parent-style-name="Default">
      <style:table-cell-properties style:vertical-align="middle"/>
      <style:text-properties style:font-name="Arial" fo:font-size="10pt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wrap-option="wrap"/>
    </style:style>
    <style:style style:name="ce6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fo:background-color="#000080"/>
      <style:text-properties fo:color="#ffffff" fo:font-size="12pt" fo:font-weight="bold"/>
    </style:style>
    <style:style style:name="ce9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9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ext-properties fo:font-size="9pt"/>
    </style:style>
    <style:style style:name="ce8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style:font-name-asian="Arial" style:font-name-complex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49" table:default-cell-style-name="Default"/>
        <table:table-row table:style-name="ro1">
          <table:table-cell table:style-name="ce22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6" table:number-columns-repeated="2"/>
          <table:table-cell table:style-name="ce22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22" table:number-columns-repeated="248"/>
          <table:table-cell/>
        </table:table-row>
        <table:table-row table:style-name="ro1" table:number-rows-repeated="3">
          <table:table-cell table:style-name="ce23"/>
          <table:table-cell table:number-columns-repeated="2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7">
          <table:table-cell table:style-name="ce23"/>
          <table:table-cell table:number-columns-repeated="2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8">
          <table:table-cell table:style-name="ce23"/>
          <table:table-cell table:style-name="ce27" office:value-type="string">
            <text:p>AIO REGRESSION TEST CASES</text:p>
          </table:table-cell>
          <table:table-cell table:style-name="ce23" table:number-columns-repeated="4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Version:</text:p>
          </table:table-cell>
          <table:table-cell table:style-name="ce36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Issue date:</text:p>
          </table:table-cell>
          <table:table-cell table:style-name="ce37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Suite:</text:p>
          </table:table-cell>
          <table:table-cell table:style-name="ce38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Name:</text:p>
          </table:table-cell>
          <table:table-cell table:style-name="ce39" office:value-type="string">
            <text:p>KS 1.2.x</text:p>
          </table:table-cell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otal Cases:</text:p>
          </table:table-cell>
          <table:table-cell table:style-name="ce40" table:formula="of:=[Summary_Report.F6]" office:value-type="float" office:value="2">
            <text:p>2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9">
          <table:table-cell table:style-name="ce24"/>
          <table:table-cell table:style-name="ce29" office:value-type="string">
            <text:p>Test Status:</text:p>
          </table:table-cell>
          <table:table-cell table:style-name="ce32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24" table:number-columns-repeated="248"/>
          <table:table-cell/>
        </table:table-row>
        <table:table-row table:style-name="ro1" table:number-rows-repeated="2">
          <table:table-cell table:style-name="ce24"/>
          <table:table-cell table:number-columns-repeated="6"/>
          <table:table-cell table:style-name="ce24" table:number-columns-repeated="248"/>
          <table:table-cell/>
        </table:table-row>
        <table:table-row table:style-name="ro12">
          <table:table-cell table:style-name="ce25"/>
          <table:table-cell table:style-name="ce30" office:value-type="string">
            <text:p>Record of change:</text:p>
          </table:table-cell>
          <table:table-cell table:style-name="ce22" table:number-columns-repeated="5"/>
          <table:table-cell table:style-name="ce25" table:number-columns-repeated="248"/>
          <table:table-cell/>
        </table:table-row>
        <table:table-row table:style-name="ro13">
          <table:table-cell table:style-name="ce25"/>
          <table:table-cell table:style-name="ce31" office:value-type="string">
            <text:p>Effective Date</text:p>
          </table:table-cell>
          <table:table-cell table:style-name="ce41" office:value-type="string">
            <text:p>Version</text:p>
          </table:table-cell>
          <table:table-cell table:style-name="ce41" office:value-type="string">
            <text:p>Change description</text:p>
          </table:table-cell>
          <table:table-cell table:style-name="ce41" office:value-type="string">
            <text:p>Originator</text:p>
          </table:table-cell>
          <table:table-cell table:style-name="ce67" office:value-type="string">
            <text:p>Reviewer/</text:p>
            <text:p>Approver</text:p>
          </table:table-cell>
          <table:table-cell table:style-name="ce68" office:value-type="string">
            <text:p>Reference</text:p>
          </table:table-cell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3" office:value-type="string">
            <text:p>04/Oct/10</text:p>
          </table:table-cell>
          <table:table-cell table:style-name="ce42"/>
          <table:table-cell table:style-name="ce47" office:value-type="string">
            <text:p>AIO split to products</text:p>
          </table:table-cell>
          <table:table-cell table:style-name="ce56" office:value-type="string">
            <text:p>minh.nguyen</text:p>
          </table:table-cell>
          <table:table-cell table:style-name="ce57"/>
          <table:table-cell table:style-name="ce69"/>
          <table:table-cell table:style-name="ce24"/>
          <table:table-cell table:style-name="ce25" table:number-columns-repeated="247"/>
          <table:table-cell/>
        </table:table-row>
        <table:table-row table:style-name="ro1">
          <table:table-cell table:style-name="ce24"/>
          <table:table-cell table:style-name="ce33"/>
          <table:table-cell table:style-name="ce42"/>
          <table:table-cell table:style-name="ce47"/>
          <table:table-cell table:style-name="ce48"/>
          <table:table-cell table:style-name="ce57"/>
          <table:table-cell table:style-name="ce69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4"/>
          <table:table-cell table:style-name="ce43"/>
          <table:table-cell table:style-name="ce48" table:number-columns-repeated="2"/>
          <table:table-cell table:style-name="ce57"/>
          <table:table-cell table:style-name="ce70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4"/>
          <table:table-cell table:style-name="ce43"/>
          <table:table-cell table:style-name="ce49"/>
          <table:table-cell table:style-name="ce57" table:number-columns-repeated="2"/>
          <table:table-cell table:style-name="ce70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4"/>
          <table:table-cell table:style-name="ce43"/>
          <table:table-cell table:style-name="ce49"/>
          <table:table-cell table:style-name="ce57" table:number-columns-repeated="2"/>
          <table:table-cell table:style-name="ce71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4"/>
          <table:table-cell table:style-name="ce43"/>
          <table:table-cell table:style-name="ce50"/>
          <table:table-cell table:style-name="ce57" table:number-columns-repeated="2"/>
          <table:table-cell table:style-name="ce70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4"/>
          <table:table-cell table:style-name="ce43"/>
          <table:table-cell table:style-name="ce51"/>
          <table:table-cell table:style-name="ce57" table:number-columns-repeated="2"/>
          <table:table-cell table:style-name="ce70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4"/>
          <table:table-cell table:style-name="ce43"/>
          <table:table-cell table:style-name="ce52"/>
          <table:table-cell table:style-name="ce57" table:number-columns-repeated="2"/>
          <table:table-cell table:style-name="ce70"/>
          <table:table-cell table:style-name="ce22"/>
          <table:table-cell table:style-name="ce24" table:number-columns-repeated="247"/>
          <table:table-cell/>
        </table:table-row>
        <table:table-row table:style-name="ro1">
          <table:table-cell table:style-name="ce22"/>
          <table:table-cell table:style-name="ce34"/>
          <table:table-cell table:style-name="ce43"/>
          <table:table-cell table:style-name="ce53"/>
          <table:table-cell table:style-name="ce57" table:number-columns-repeated="2"/>
          <table:table-cell table:style-name="ce70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4"/>
          <table:table-cell table:style-name="ce43"/>
          <table:table-cell table:style-name="ce54"/>
          <table:table-cell table:style-name="ce57"/>
          <table:table-cell table:style-name="ce65"/>
          <table:table-cell table:style-name="ce70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4"/>
          <table:table-cell table:style-name="ce43"/>
          <table:table-cell table:style-name="ce54"/>
          <table:table-cell table:style-name="ce65" table:number-columns-repeated="2"/>
          <table:table-cell table:style-name="ce70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5"/>
          <table:table-cell table:style-name="ce44"/>
          <table:table-cell table:style-name="ce55" table:number-columns-repeated="3"/>
          <table:table-cell table:style-name="ce72"/>
          <table:table-cell table:style-name="ce22" table:number-columns-repeated="248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/>
          <table:table-cell table:number-columns-repeated="7"/>
          <table:table-cell table:style-name="ce22" table:number-columns-repeated="247"/>
          <table:table-cell/>
        </table:table-row>
        <table:table-row table:style-name="ro1" table:number-rows-repeated="3">
          <table:table-cell table:style-name="ce22" table:number-columns-repeated="255"/>
          <table:table-cell/>
        </table:table-row>
        <table:table-row table:style-name="ro1" table:number-rows-repeated="9">
          <table:table-cell table:style-name="ce22"/>
          <table:table-cell table:number-columns-repeated="6"/>
          <table:table-cell table:style-name="ce22" table:number-columns-repeated="248"/>
          <table:table-cell/>
        </table:table-row>
        <table:table-row table:style-name="ro1" table:number-rows-repeated="11">
          <table:table-cell table:style-name="ce22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row table:style-name="ro10">
          <table:table-cell table:style-name="ce58" office:value-type="string" table:number-columns-spanned="2" table:number-rows-spanned="1">
            <text:p>Check List</text:p>
            <text:p>Based on Product built version: KS 1.2.x</text:p>
          </table:table-cell>
          <table:covered-table-cell table:style-name="ce58"/>
          <table:table-cell table:style-name="ce62" office:value-type="string" table:number-columns-spanned="1" table:number-rows-spanned="2">
            <text:p>BugID</text:p>
          </table:table-cell>
          <table:table-cell table:style-name="ce62" office:value-type="string" table:number-columns-spanned="1" table:number-rows-spanned="2">
            <text:p>Priority</text:p>
          </table:table-cell>
          <table:table-cell table:style-name="ce32" table:number-columns-repeated="252"/>
          <table:table-cell table:number-columns-repeated="768"/>
        </table:table-row>
        <table:table-row table:style-name="ro1">
          <table:table-cell table:style-name="ce58" office:value-type="string">
            <text:p>Id</text:p>
          </table:table-cell>
          <table:table-cell table:style-name="ce58" office:value-type="string">
            <text:p>Main cases</text:p>
          </table:table-cell>
          <table:covered-table-cell table:style-name="ce62" office:value-type="string">
            <text:p>Priority</text:p>
          </table:covered-table-cell>
          <table:covered-table-cell table:style-name="ce62" office:value-type="string">
            <text:p>Priority</text:p>
          </table:covered-table-cell>
          <table:table-cell table:style-name="ce32" table:number-columns-repeated="252"/>
          <table:table-cell table:number-columns-repeated="768"/>
        </table:table-row>
        <table:table-row table:style-name="ro1">
          <table:table-cell table:style-name="ce59" office:value-type="string" table:number-columns-spanned="4" table:number-rows-spanned="1">
            <text:p>Bugs on version 1.6.6</text:p>
          </table:table-cell>
          <table:covered-table-cell table:style-name="ce60"/>
          <table:covered-table-cell table:style-name="ce60"/>
          <table:covered-table-cell table:style-name="ce63"/>
          <table:table-cell table:style-name="ce63" table:number-columns-repeated="252"/>
          <table:table-cell table:style-name="ce64" table:number-columns-repeated="768"/>
        </table:table-row>
        <table:table-row table:style-name="ro11">
          <table:table-cell table:style-name="ce45" office:value-type="string">
            <text:p>KS-2560</text:p>
          </table:table-cell>
          <table:table-cell table:style-name="ce45" office:value-type="string">
            <text:p>Check deleting topic after moved</text:p>
          </table:table-cell>
          <table:table-cell table:style-name="ce45" office:value-type="string">
            <text:p>KS-2560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64" table:number-columns-repeated="768"/>
        </table:table-row>
        <table:table-row table:style-name="ro11">
          <table:table-cell table:style-name="ce45" office:value-type="string">
            <text:p>KS-2561</text:p>
          </table:table-cell>
          <table:table-cell table:style-name="ce45" office:value-type="string">
            <text:p>Check searching user in User Management of Forum</text:p>
          </table:table-cell>
          <table:table-cell table:style-name="ce45" office:value-type="string">
            <text:p>KS-2561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64" table:number-columns-repeated="768"/>
        </table:table-row>
        <table:table-row table:style-name="ro1">
          <table:table-cell table:style-name="ce60" table:number-columns-repeated="3"/>
          <table:table-cell table:style-name="ce63" table:number-columns-repeated="253"/>
          <table:table-cell table:style-name="ce64" table:number-columns-repeated="768"/>
        </table:table-row>
        <table:table-row table:style-name="ro1">
          <table:table-cell table:style-name="ce60" table:number-columns-repeated="3"/>
          <table:table-cell table:style-name="ce63" table:number-columns-repeated="253"/>
          <table:table-cell table:style-name="ce64" table:number-columns-repeated="768"/>
        </table:table-row>
        <table:table-row table:style-name="ro1">
          <table:table-cell table:style-name="ce60" table:number-columns-repeated="3"/>
          <table:table-cell table:style-name="ce63" table:number-columns-repeated="253"/>
          <table:table-cell table:style-name="ce64"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Bugs_v1.6.6" table:style-name="ta3" table:print="false">
        <office:forms form:automatic-focus="false" form:apply-design-mode="false"/>
        <table:table-column table:style-name="co15" table:number-columns-repeated="4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5" table:number-columns-repeated="2" table:default-cell-style-name="Default"/>
        <table:table-column table:style-name="co33" table:default-cell-style-name="Default"/>
        <table:table-column table:style-name="co15" table:number-columns-repeated="244" table:default-cell-style-name="Default"/>
        <table:table-row table:style-name="ro14">
          <table:table-cell/>
          <table:table-cell table:style-name="ce75" office:value-type="string">
            <text:p>TEST CASES</text:p>
          </table:table-cell>
          <table:table-cell table:style-name="ce79"/>
          <table:table-cell table:style-name="ce85" table:number-columns-repeated="2"/>
          <table:table-cell/>
          <table:table-cell table:style-name="ce85" table:number-columns-repeated="2"/>
          <table:table-cell table:style-name="ce102"/>
          <table:table-cell table:style-name="ce105"/>
          <table:table-cell/>
          <table:table-cell table:style-name="ce106" office:value-type="string">
            <text:p>Passed</text:p>
          </table:table-cell>
          <table:table-cell table:style-name="ce106" table:formula="of:=COUNTIF([.L$7:.L$935];[.$L1])" office:value-type="float" office:value="0">
            <text:p>0</text:p>
          </table:table-cell>
          <table:table-cell table:style-name="ce106" table:number-columns-repeated="2"/>
          <table:table-cell table:style-name="ce105" table:number-columns-repeated="215"/>
          <table:table-cell table:style-name="ce83" table:number-columns-repeated="4"/>
          <table:table-cell table:number-columns-repeated="21"/>
        </table:table-row>
        <table:table-row table:style-name="ro14">
          <table:table-cell/>
          <table:table-cell table:style-name="ce76"/>
          <table:table-cell table:style-name="ce80"/>
          <table:table-cell table:style-name="ce85" table:number-columns-repeated="2"/>
          <table:table-cell/>
          <table:table-cell table:style-name="ce85" table:number-columns-repeated="2"/>
          <table:table-cell table:style-name="ce102"/>
          <table:table-cell table:number-columns-repeated="2"/>
          <table:table-cell table:style-name="ce106" office:value-type="string">
            <text:p>Failed</text:p>
          </table:table-cell>
          <table:table-cell table:style-name="ce106" table:formula="of:=COUNTIF([.L$7:.L$935];[.$L2])" office:value-type="float" office:value="0">
            <text:p>0</text:p>
          </table:table-cell>
          <table:table-cell table:style-name="ce106" table:number-columns-repeated="2"/>
          <table:table-cell table:style-name="ce105" table:number-columns-repeated="215"/>
          <table:table-cell table:style-name="ce83" table:number-columns-repeated="4"/>
          <table:table-cell table:number-columns-repeated="21"/>
        </table:table-row>
        <table:table-row table:style-name="ro15">
          <table:table-cell/>
          <table:table-cell table:style-name="ce77" office:value-type="string">
            <text:p>Function List:</text:p>
          </table:table-cell>
          <table:table-cell table:style-name="ce81" office:value-type="string" table:number-columns-spanned="3" table:number-rows-spanned="1">
            <text:p>Bugs on KS 1.2.x for regression test</text:p>
          </table:table-cell>
          <table:covered-table-cell table:style-name="ce86"/>
          <table:covered-table-cell table:style-name="ce82"/>
          <table:table-cell/>
          <table:table-cell table:style-name="ce100"/>
          <table:table-cell table:style-name="ce101"/>
          <table:table-cell table:style-name="ce103"/>
          <table:table-cell table:number-columns-repeated="2"/>
          <table:table-cell table:style-name="ce106" office:value-type="string">
            <text:p>Blocked</text:p>
          </table:table-cell>
          <table:table-cell table:style-name="ce106" table:formula="of:=COUNTIF([.L$7:.L$935];[.$L3])" office:value-type="float" office:value="0">
            <text:p>0</text:p>
          </table:table-cell>
          <table:table-cell table:style-name="ce106" table:number-columns-repeated="2"/>
          <table:table-cell table:style-name="ce105" table:number-columns-repeated="215"/>
          <table:table-cell table:style-name="ce83" table:number-columns-repeated="4"/>
          <table:table-cell table:number-columns-repeated="21"/>
        </table:table-row>
        <table:table-row table:style-name="ro16">
          <table:table-cell/>
          <table:table-cell table:style-name="ce77" office:value-type="string">
            <text:p>Total Main Cases:</text:p>
          </table:table-cell>
          <table:table-cell table:style-name="ce82" table:formula="of:=MAX([.A7:.A918])" office:value-type="float" office:value="2" table:number-columns-spanned="3" table:number-rows-spanned="1">
            <text:p>2</text:p>
          </table:table-cell>
          <table:covered-table-cell table:style-name="ce86"/>
          <table:covered-table-cell table:style-name="ce82"/>
          <table:table-cell/>
          <table:table-cell table:style-name="ce100"/>
          <table:table-cell table:style-name="ce101"/>
          <table:table-cell table:style-name="ce103"/>
          <table:table-cell table:number-columns-repeated="2"/>
          <table:table-cell table:style-name="ce107" office:value-type="string">
            <text:p>Untested</text:p>
          </table:table-cell>
          <table:table-cell table:style-name="ce106" table:formula="of:=COUNTIF([.L$7:.L$935];[.$L4])" office:value-type="float" office:value="0">
            <text:p>0</text:p>
          </table:table-cell>
          <table:table-cell table:style-name="ce106" table:number-columns-repeated="2"/>
          <table:table-cell table:style-name="ce105" table:number-columns-repeated="215"/>
          <table:table-cell table:style-name="ce83" table:number-columns-repeated="4"/>
          <table:table-cell table:number-columns-repeated="21"/>
        </table:table-row>
        <table:table-row table:style-name="ro14">
          <table:table-cell/>
          <table:table-cell table:style-name="ce78"/>
          <table:table-cell table:style-name="ce83"/>
          <table:table-cell table:style-name="ce87" table:number-columns-repeated="2"/>
          <table:table-cell table:style-name="ce87" office:value-type="string">
            <text:p><text:s/></text:p>
          </table:table-cell>
          <table:table-cell table:style-name="ce87" table:number-columns-repeated="2"/>
          <table:table-cell table:style-name="ce104"/>
          <table:table-cell table:number-columns-repeated="2"/>
          <table:table-cell office:value-type="string">
            <text:p>N/A</text:p>
          </table:table-cell>
          <table:table-cell table:style-name="ce106" table:formula="of:=COUNTIF([.L$7:.L$935];[.$L5])" office:value-type="float" office:value="0">
            <text:p>0</text:p>
          </table:table-cell>
          <table:table-cell table:style-name="ce106" table:number-columns-repeated="2"/>
          <table:table-cell table:style-name="ce83" table:number-columns-repeated="219"/>
          <table:table-cell table:number-columns-repeated="21"/>
        </table:table-row>
        <table:table-row table:style-name="ro16">
          <table:table-cell table:style-name="ce73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Bug description</text:p>
          </table:table-cell>
          <table:table-cell table:style-name="ce73"/>
          <table:table-cell table:style-name="ce108" table:number-columns-repeated="7"/>
          <table:table-cell table:style-name="ce109" table:number-columns-repeated="211"/>
          <table:table-cell table:style-name="ce104" table:number-columns-repeated="4"/>
          <table:table-cell table:style-name="ce110" table:number-columns-repeated="21"/>
        </table:table-row>
        <table:table-row table:style-name="ro10">
          <table:table-cell table:style-name="ce74" office:value-type="float" office:value="1">
            <text:p>001</text:p>
          </table:table-cell>
          <table:table-cell table:style-name="ce66" office:value-type="string">
            <text:p>REGKS-001</text:p>
          </table:table-cell>
          <table:table-cell table:style-name="ce84" office:value-type="float" office:value="1">
            <text:p>001</text:p>
          </table:table-cell>
          <table:table-cell table:style-name="ce45" table:formula="of:=CONCATENATE(&quot;KS&quot;;&quot;/&quot;;&quot;Forum&quot;;&quot;/&quot;;[.B7])" office:value-type="string" office:string-value="KS/Forum/REGKS-001">
            <text:p>KS/Forum/REGKS-001</text:p>
          </table:table-cell>
          <table:table-cell table:style-name="ce99" office:value-type="string">
            <text:p>Check deleting topic after moved</text:p>
          </table:table-cell>
          <table:table-cell table:style-name="ce45" office:value-type="string">
            <text:p>Step 1: Add category</text:p>
          </table:table-cell>
          <table:table-cell table:style-name="ce45" office:value-type="string">
            <text:p>- Login by admin</text:p>
            <text:p>- Create 2 categories (AAA &amp; BBB)</text:p>
          </table:table-cell>
          <table:table-cell table:style-name="ce45" office:value-type="string">
            <text:p>Categories are added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0</text:p>
          </table:table-cell>
          <table:table-cell table:style-name="ce99"/>
          <table:table-cell table:number-columns-repeated="244"/>
        </table:table-row>
        <table:table-row table:style-name="ro10">
          <table:table-cell table:style-name="ce7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6" office:value-type="string">
            <text:p>REGKS-001</text:p>
          </table:table-cell>
          <table:table-cell table:style-name="ce8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5" table:formula="of:=CONCATENATE(&quot;KS&quot;;&quot;/&quot;;&quot;Forum&quot;;&quot;/&quot;;[.B8])" office:value-type="string" office:string-value="KS/Forum/REGKS-001">
            <text:p>KS/Forum/REGKS-001</text:p>
          </table:table-cell>
          <table:table-cell table:style-name="ce45" office:value-type="string">
            <text:p>Check deleting topic after moved</text:p>
          </table:table-cell>
          <table:table-cell table:style-name="ce45" office:value-type="string">
            <text:p>Step 2: Add forum</text:p>
          </table:table-cell>
          <table:table-cell table:style-name="ce45" office:value-type="string">
            <text:p>- Create new forum FA in AAA</text:p>
            <text:p><text:span text:style-name="T2">- Create new forum FB in BBB</text:span></text:p>
          </table:table-cell>
          <table:table-cell table:style-name="ce45" office:value-type="string">
            <text:p>Create new forums successfully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0</text:p>
          </table:table-cell>
          <table:table-cell table:style-name="ce99"/>
          <table:table-cell table:number-columns-repeated="244"/>
        </table:table-row>
        <table:table-row table:style-name="ro10">
          <table:table-cell table:style-name="ce7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6" office:value-type="string">
            <text:p>REGKS-001</text:p>
          </table:table-cell>
          <table:table-cell table:style-name="ce8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5" table:formula="of:=CONCATENATE(&quot;KS&quot;;&quot;/&quot;;&quot;Forum&quot;;&quot;/&quot;;[.B9])" office:value-type="string" office:string-value="KS/Forum/REGKS-001">
            <text:p>KS/Forum/REGKS-001</text:p>
          </table:table-cell>
          <table:table-cell table:style-name="ce45" office:value-type="string">
            <text:p>Check deleting topic after moved</text:p>
          </table:table-cell>
          <table:table-cell table:style-name="ce45" office:value-type="string">
            <text:p>Step 3: Add topic</text:p>
          </table:table-cell>
          <table:table-cell table:style-name="ce45" office:value-type="string">
            <text:p>Create new topic TA in forum FA</text:p>
          </table:table-cell>
          <table:table-cell table:style-name="ce45" office:value-type="string">
            <text:p>Add topic successfully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0</text:p>
          </table:table-cell>
          <table:table-cell table:style-name="ce99"/>
          <table:table-cell table:number-columns-repeated="244"/>
        </table:table-row>
        <table:table-row table:style-name="ro20">
          <table:table-cell table:style-name="ce7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6" office:value-type="string">
            <text:p>REGKS-001</text:p>
          </table:table-cell>
          <table:table-cell table:style-name="ce8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5" table:formula="of:=CONCATENATE(&quot;KS&quot;;&quot;/&quot;;&quot;Forum&quot;;&quot;/&quot;;[.B10])" office:value-type="string" office:string-value="KS/Forum/REGKS-001">
            <text:p>KS/Forum/REGKS-001</text:p>
          </table:table-cell>
          <table:table-cell table:style-name="ce45" office:value-type="string">
            <text:p>Check deleting topic after moved</text:p>
          </table:table-cell>
          <table:table-cell table:style-name="ce45" office:value-type="string">
            <text:p>Step 4: Move topic</text:p>
          </table:table-cell>
          <table:table-cell table:style-name="ce45" office:value-type="string">
            <text:p>- Select to view topic TA</text:p>
            <text:p>- Click More action in action bar then select Move</text:p>
            <text:p>- Select forum FB to be the destination forum to move</text:p>
          </table:table-cell>
          <table:table-cell table:style-name="ce45" office:value-type="string">
            <text:p>Jump to Forum DB &amp; still show topic TA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0</text:p>
          </table:table-cell>
          <table:table-cell table:style-name="ce99"/>
          <table:table-cell table:number-columns-repeated="244"/>
        </table:table-row>
        <table:table-row table:style-name="ro21">
          <table:table-cell table:style-name="ce7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6" office:value-type="string">
            <text:p>REGKS-001</text:p>
          </table:table-cell>
          <table:table-cell table:style-name="ce8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5" table:formula="of:=CONCATENATE(&quot;KS&quot;;&quot;/&quot;;&quot;Forum&quot;;&quot;/&quot;;[.B11])" office:value-type="string" office:string-value="KS/Forum/REGKS-001">
            <text:p>KS/Forum/REGKS-001</text:p>
          </table:table-cell>
          <table:table-cell table:style-name="ce45" office:value-type="string">
            <text:p>Check deleting topic after moved</text:p>
          </table:table-cell>
          <table:table-cell table:style-name="ce45" office:value-type="string">
            <text:p>Step 5: Delete topic</text:p>
          </table:table-cell>
          <table:table-cell table:style-name="ce45" office:value-type="string">
            <text:p>- Click More action in action bar then select Delete</text:p>
            <text:p>- Click OK to confirm</text:p>
          </table:table-cell>
          <table:table-cell table:style-name="ce45" office:value-type="string">
            <text:p>The topic is deleted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0</text:p>
          </table:table-cell>
          <table:table-cell table:style-name="ce45" office:value-type="string">
            <text:p>A js message is shown</text:p>
          </table:table-cell>
          <table:table-cell table:number-columns-repeated="244"/>
        </table:table-row>
        <table:table-row table:style-name="ro22">
          <table:table-cell table:style-name="ce7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66" office:value-type="string">
            <text:p>REGKS-002</text:p>
          </table:table-cell>
          <table:table-cell table:style-name="ce84" office:value-type="float" office:value="1">
            <text:p>001</text:p>
          </table:table-cell>
          <table:table-cell table:style-name="ce45" table:formula="of:=CONCATENATE(&quot;KS&quot;;&quot;/&quot;;&quot;Forum&quot;;&quot;/&quot;;[.B12])" office:value-type="string" office:string-value="KS/Forum/REGKS-002">
            <text:p>KS/Forum/REGKS-002</text:p>
          </table:table-cell>
          <table:table-cell table:style-name="ce99" office:value-type="string">
            <text:p>Check searching user in User Management of Forum</text:p>
          </table:table-cell>
          <table:table-cell table:style-name="ce45" office:value-type="string">
            <text:p>Step 1: Add user</text:p>
          </table:table-cell>
          <table:table-cell table:style-name="ce45" office:value-type="string">
            <text:p>- Register users (until there're 6 users at all)</text:p>
          </table:table-cell>
          <table:table-cell table:style-name="ce45" office:value-type="string">
            <text:p>Register successfully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1</text:p>
          </table:table-cell>
          <table:table-cell table:style-name="ce45"/>
          <table:table-cell table:number-columns-repeated="244"/>
        </table:table-row>
        <table:table-row table:style-name="ro22">
          <table:table-cell table:style-name="ce7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6" office:value-type="string">
            <text:p>REGKS-002</text:p>
          </table:table-cell>
          <table:table-cell table:style-name="ce8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5" table:formula="of:=CONCATENATE(&quot;KS&quot;;&quot;/&quot;;&quot;Forum&quot;;&quot;/&quot;;[.B13])" office:value-type="string" office:string-value="KS/Forum/REGKS-002">
            <text:p>KS/Forum/REGKS-002</text:p>
          </table:table-cell>
          <table:table-cell table:style-name="ce45" office:value-type="string">
            <text:p>Check searching user in User Management of Forum</text:p>
          </table:table-cell>
          <table:table-cell table:style-name="ce45" office:value-type="string">
            <text:p>Step 2: Go to Forum</text:p>
          </table:table-cell>
          <table:table-cell table:style-name="ce45" office:value-type="string">
            <text:p>- Login by admin</text:p>
            <text:p>- Go to Forum page</text:p>
          </table:table-cell>
          <table:table-cell table:style-name="ce45" office:value-type="string">
            <text:p>Forum is shown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1</text:p>
          </table:table-cell>
          <table:table-cell table:style-name="ce45"/>
          <table:table-cell table:number-columns-repeated="244"/>
        </table:table-row>
        <table:table-row table:style-name="ro22">
          <table:table-cell table:style-name="ce7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6" office:value-type="string">
            <text:p>REGKS-002</text:p>
          </table:table-cell>
          <table:table-cell table:style-name="ce8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5" table:formula="of:=CONCATENATE(&quot;KS&quot;;&quot;/&quot;;&quot;Forum&quot;;&quot;/&quot;;[.B14])" office:value-type="string" office:string-value="KS/Forum/REGKS-002">
            <text:p>KS/Forum/REGKS-002</text:p>
          </table:table-cell>
          <table:table-cell table:style-name="ce45" office:value-type="string">
            <text:p>Check searching user in User Management of Forum</text:p>
          </table:table-cell>
          <table:table-cell table:style-name="ce45" office:value-type="string">
            <text:p>Step 3: Open User Management</text:p>
          </table:table-cell>
          <table:table-cell table:style-name="ce45" office:value-type="string">
            <text:p>- Click User Management from Action bar</text:p>
          </table:table-cell>
          <table:table-cell table:style-name="ce45" office:value-type="string">
            <text:p>User Management is shown, users list is separated in 2 pages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1</text:p>
          </table:table-cell>
          <table:table-cell table:style-name="ce45"/>
          <table:table-cell table:number-columns-repeated="244"/>
        </table:table-row>
        <table:table-row table:style-name="ro22">
          <table:table-cell table:style-name="ce7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6" office:value-type="string">
            <text:p>REGKS-002</text:p>
          </table:table-cell>
          <table:table-cell table:style-name="ce8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5" table:formula="of:=CONCATENATE(&quot;KS&quot;;&quot;/&quot;;&quot;Forum&quot;;&quot;/&quot;;[.B15])" office:value-type="string" office:string-value="KS/Forum/REGKS-002">
            <text:p>KS/Forum/REGKS-002</text:p>
          </table:table-cell>
          <table:table-cell table:style-name="ce45" office:value-type="string">
            <text:p>Check searching user in User Management of Forum</text:p>
          </table:table-cell>
          <table:table-cell table:style-name="ce45" office:value-type="string">
            <text:p>Step 4: Jump to page 2 of users list</text:p>
          </table:table-cell>
          <table:table-cell table:style-name="ce45" office:value-type="string">
            <text:p>- Click on 2 icon to move to page 2 of users list</text:p>
          </table:table-cell>
          <table:table-cell table:style-name="ce45" office:value-type="string">
            <text:p>Users list at page 2 is shown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1</text:p>
          </table:table-cell>
          <table:table-cell table:style-name="ce45"/>
          <table:table-cell table:number-columns-repeated="244"/>
        </table:table-row>
        <table:table-row table:style-name="ro22">
          <table:table-cell table:style-name="ce7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6" office:value-type="string">
            <text:p>REGKS-002</text:p>
          </table:table-cell>
          <table:table-cell table:style-name="ce8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5" table:formula="of:=CONCATENATE(&quot;KS&quot;;&quot;/&quot;;&quot;Forum&quot;;&quot;/&quot;;[.B16])" office:value-type="string" office:string-value="KS/Forum/REGKS-002">
            <text:p>KS/Forum/REGKS-002</text:p>
          </table:table-cell>
          <table:table-cell table:style-name="ce45" office:value-type="string">
            <text:p>Check searching user in User Management of Forum</text:p>
          </table:table-cell>
          <table:table-cell table:style-name="ce45" office:value-type="string">
            <text:p>Step 5: Search user</text:p>
          </table:table-cell>
          <table:table-cell table:style-name="ce45" office:value-type="string">
            <text:p>- Input text into search textbox then click icon to Search user</text:p>
          </table:table-cell>
          <table:table-cell table:style-name="ce45" office:value-type="string">
            <text:p>Search result is returned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1</text:p>
          </table:table-cell>
          <table:table-cell table:style-name="ce45" office:value-type="string">
            <text:p>UI is broken</text:p>
          </table:table-cell>
          <table:table-cell table:number-columns-repeated="244"/>
        </table:table-row>
        <table:table-row table:style-name="ro1" table:number-rows-repeated="12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9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2" table:print="false">
        <office:forms form:automatic-focus="false" form:apply-design-mode="false"/>
        <table:table-column table:style-name="co21" table:default-cell-style-name="ce92"/>
        <table:table-column table:style-name="co22" table:default-cell-style-name="ce92"/>
        <table:table-column table:style-name="co14" table:default-cell-style-name="ce92"/>
        <table:table-column table:style-name="co25" table:default-cell-style-name="ce92"/>
        <table:table-column table:style-name="co26" table:number-columns-repeated="2" table:default-cell-style-name="ce92"/>
        <table:table-column table:style-name="co27" table:number-columns-repeated="245" table:default-cell-style-name="ce92"/>
        <table:table-column table:style-name="co27" table:number-columns-repeated="5" table:default-cell-style-name="Default"/>
        <table:table-row table:style-name="ro17">
          <table:table-cell table:style-name="ce88" office:value-type="string" table:number-columns-spanned="4" table:number-rows-spanned="2">
            <text:p>KS Regression Tests List in AIO</text:p>
          </table:table-cell>
          <table:covered-table-cell table:style-name="ce88"/>
          <table:covered-table-cell table:style-name="ce88"/>
          <table:covered-table-cell table:style-name="ce96"/>
          <table:table-cell table:style-name="ce96"/>
          <table:table-cell table:style-name="ce9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17">
          <table:covered-table-cell table:style-name="ce89"/>
          <table:covered-table-cell table:style-name="ce89"/>
          <table:covered-table-cell table:style-name="ce89"/>
          <table:covered-table-cell table:style-name="ce96"/>
          <table:table-cell table:style-name="ce96"/>
          <table:covered-table-cell table:style-name="ce97"/>
          <table:table-cell table:style-name="Default" table:number-columns-repeated="245"/>
          <table:table-cell table:number-columns-repeated="5"/>
        </table:table-row>
        <table:table-row table:style-name="ro18">
          <table:table-cell table:style-name="ce90" office:value-type="string">
            <text:p>Id</text:p>
          </table:table-cell>
          <table:table-cell table:style-name="ce90" office:value-type="string">
            <text:p>Product</text:p>
          </table:table-cell>
          <table:table-cell table:style-name="ce95" office:value-type="string">
            <text:p>Functionality</text:p>
          </table:table-cell>
          <table:table-cell table:style-name="ce95" office:value-type="string">
            <text:p>Bug summary</text:p>
          </table:table-cell>
          <table:table-cell table:style-name="ce95" office:value-type="string">
            <text:p>Product bugID</text:p>
          </table:table-cell>
          <table:covered-table-cell table:style-name="ce97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66" office:value-type="string">
            <text:p>REGKS-001</text:p>
          </table:table-cell>
          <table:table-cell table:style-name="ce93" office:value-type="string">
            <text:p>KS</text:p>
          </table:table-cell>
          <table:table-cell table:style-name="ce93" office:value-type="string">
            <text:p>KS</text:p>
          </table:table-cell>
          <table:table-cell table:style-name="ce45" office:value-type="string">
            <text:p>Error when delete topic after moving it</text:p>
          </table:table-cell>
          <table:table-cell table:style-name="ce45" office:value-type="string">
            <text:p>KS-2560</text:p>
          </table:table-cell>
          <table:table-cell table:style-name="ce98" table:formula="of:=SUMPRODUCT((['Bugs_v1.6.6'.B$7:'Bugs_v1.6.6'.B$923]=[.$A4])*(['Bugs_v1.6.6'.A$7:'Bugs_v1.6.6'.A$923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66" office:value-type="string">
            <text:p>REGKS-002</text:p>
          </table:table-cell>
          <table:table-cell table:style-name="ce93" office:value-type="string">
            <text:p>KS</text:p>
          </table:table-cell>
          <table:table-cell table:style-name="ce93" office:value-type="string">
            <text:p>KS</text:p>
          </table:table-cell>
          <table:table-cell table:style-name="ce45" office:value-type="string">
            <text:p>Error when search user at the 2 page</text:p>
          </table:table-cell>
          <table:table-cell table:style-name="ce45" office:value-type="string">
            <text:p>KS-2561</text:p>
          </table:table-cell>
          <table:table-cell table:style-name="ce98" table:formula="of:=SUMPRODUCT((['Bugs_v1.6.6'.B$7:'Bugs_v1.6.6'.B$923]=[.$A5])*(['Bugs_v1.6.6'.A$7:'Bugs_v1.6.6'.A$923]&lt;&gt;&quot;&quot;))" office:value-type="float" office:value="1">
            <text:p>1</text:p>
          </table:table-cell>
          <table:table-cell table:number-columns-repeated="250"/>
        </table:table-row>
        <table:table-row table:style-name="ro19">
          <table:table-cell table:style-name="ce91" office:value-type="string" table:number-columns-spanned="5" table:number-rows-spanned="1">
            <text:p>Total</text:p>
          </table:table-cell>
          <table:covered-table-cell table:style-name="ce94"/>
          <table:covered-table-cell table:style-name="ce94"/>
          <table:covered-table-cell table:style-name="ce94"/>
          <table:covered-table-cell table:style-name="ce93"/>
          <table:table-cell table:style-name="ce91" table:formula="of:=SUM([.F4:.F5])" office:value-type="float" office:value="2">
            <text:p>2</text:p>
          </table:table-cell>
          <table:table-cell table:number-columns-repeated="250"/>
        </table:table-row>
        <table:table-row table:style-name="ro1" table:number-rows-repeated="6552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6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6'.$G$13" table:expression="$#REF!.$B$7:$H$64"/>
        <table:named-expression table:name="Cont_12" table:base-cell-address="$'Bugs_v1.6.6'.$G$47" table:expression="$#REF!.$B$73:$H$76"/>
        <table:named-expression table:name="Cont_13" table:base-cell-address="$Summary_Report.$A$99" table:expression="$#REF!.$B$77:$H$114"/>
        <table:named-expression table:name="Cont_14" table:base-cell-address="$'Bugs_v1.6.6'.$B$120" table:expression="$#REF!.$B$115:$H$189"/>
        <table:named-expression table:name="Cont_15" table:base-cell-address="$'Bugs_v1.6.6'.$G$119" table:expression="$#REF!.$B$190:$H$341"/>
        <table:named-expression table:name="Cont_16" table:base-cell-address="$Summary_Report.$A$268" table:expression="$#REF!.$B$348:$H$413"/>
        <table:named-expression table:name="Cont_17" table:base-cell-address="$'Bugs_v1.6.6'.$G$188" table:expression="$#REF!.$B$414:$H$423"/>
        <table:named-expression table:name="Cont_18" table:base-cell-address="$'Bugs_v1.6.6'.$G$189" table:expression="$#REF!.$B$424:$H$477"/>
        <table:named-expression table:name="Cont_19" table:base-cell-address="$'Bugs_v1.6.6'.$A$240" table:expression="$#REF!.$B$478:$H$505"/>
        <table:named-expression table:name="Cont_20" table:base-cell-address="$Summary_Report.$B$389" table:expression="$#REF!.$B$506:$H$538"/>
        <table:named-expression table:name="Cont_21" table:base-cell-address="$'Bugs_v1.6.6'.$G$273" table:expression="$#REF!.$B$548:$H$564"/>
        <table:named-expression table:name="Cont_22" table:base-cell-address="$'Bugs_v1.6.6'.$A$325" table:expression="$#REF!.$B$565:$H$612"/>
        <table:named-expression table:name="Cont_23" table:base-cell-address="$Summary_Report.$G$13" table:expression="$#REF!.$B$7:$H$14"/>
        <table:named-expression table:name="Cont_24" table:base-cell-address="$Summary_Report.$G$25" table:expression="$#REF!.$B$15:$H$20"/>
        <table:named-expression table:name="Cont_25" table:base-cell-address="$Summary_Report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Summary_Report.$G$40" table:expression="$#REF!.$B$43:$H$53"/>
        <table:named-expression table:name="Cont_29" table:base-cell-address="$Summary_Report.$G$76" table:expression="$#REF!.$B$54:$H$84"/>
        <table:named-expression table:name="Cont_30" table:base-cell-address="$Cover.$G$19" table:expression="$#REF!.$B$#REF!:$H$#REF!"/>
        <table:named-expression table:name="Cont_31" table:base-cell-address="$Cover.$G$36" table:expression="$#REF!.$B$#REF!:$H$#REF!"/>
        <table:named-expression table:name="Add_address" table:base-cell-address="$'Bugs_v1.6.6'.$H$14" table:expression="$#REF!.$E$13:$H$14"/>
        <table:named-expression table:name="Add_contact" table:base-cell-address="$Summary_Report.$H$9" table:expression="$#REF!.$E$7:$H$9"/>
        <table:named-expression table:name="Share_address" table:base-cell-address="$'Bugs_v1.6.6'.$H$124" table:expression="$#REF!.$E$113:$H$126"/>
        <table:named-expression table:name="Share_address_togroup" table:base-cell-address="$'Bugs_v1.6.6'.$H$146" table:expression="$#REF!.$E$139:$H$148"/>
        <table:named-expression table:name="Share_address_touser" table:base-cell-address="$'Bugs_v1.6.6'.$H$124" table:expression="$#REF!.$E$110:$H$126"/>
        <table:named-expression table:name="Export_address" table:base-cell-address="$'Bugs_v1.6.6'.$H$174" table:expression="$#REF!.$E$174:$H$176"/>
        <table:named-expression table:name="Share_contact_touser" table:base-cell-address="$Summary_Report.$H$450" table:expression="$#REF!.$E$433:$H$444"/>
        <table:named-expression table:name="Share_contact_togroup" table:base-cell-address="$Summary_Report.$H$469" table:expression="$#REF!.$E$454:$H$463"/>
        <table:named-expression table:name="Search_contact" table:base-cell-address="$Cover.$H$82" table:expression="$#REF!.$E$#REF!:$H$#REF!"/>
        <table:named-expression table:name="Add_tag_forcontact" table:base-cell-address="$Summary_Report.$H$493" table:expression="$#REF!.$E$478:$H$487"/>
        <table:named-expression table:name="Export_contact" table:base-cell-address="$Summary_Report.$H$422" table:expression="$#REF!.$E$414:$H$416"/>
        <table:named-expression table:name="Import_address" table:base-cell-address="$'Bugs_v1.6.6'.$H$213" table:expression="$#REF!.$E$209:$H$212"/>
        <table:named-expression table:name="Move_contact" table:base-cell-address="$Summary_Report.$H$118" table:expression="$#REF!.$E$115:$H$118"/>
        <table:named-expression table:name="Copy_paste_contact" table:base-cell-address="$Summary_Report.$H$349" table:expression="$#REF!.$E$342:$H$343"/>
        <table:named-expression table:name="Draf_drop_contact" table:base-cell-address="$Summary_Report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10/06/2010</text:date>, <text:time>10:2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10-06T10:26:55</dc:date>
    <meta:print-date>2008-06-17T00:45:47</meta:print-date>
    <dc:language>en-US</dc:language>
    <meta:editing-cycles>838</meta:editing-cycles>
    <meta:editing-duration>PT345H46M26S</meta:editing-duration>
    <meta:document-statistic meta:table-count="4" meta:cell-count="190" meta:object-count="1"/>
    <meta:user-defined meta:name="Info 1"/>
    <meta:user-defined meta:name="Info 2"/>
    <meta:user-defined meta:name="Info 3"/>
    <meta:user-defined meta:name="Info 4"/>
  </office:meta>
</office:document-meta>
</file>